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666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驱动：roslaunch caster_moma_bringup caster_moma_j2s6s200_bringup.launch</text:p>
      <text:p text:style-name="Standard">moveit：roslaunch caster_moma_j2s6s200_moveit_config execute.launch</text:p>
      <text:p text:style-name="Standard">二维码坐标发布：roslaunch caster_moma_app marker_detect.launch</text:p>
      <text:p text:style-name="Standard">识别抓取：roslaunch caster_moma_app pick_task.launch </text:p>
      <text:p text:style-name="Standard">导航：roslaunch caster_navigation navigation.launch </text:p>
      <text:p text:style-name="Standard">导航显示：roslaunch caster_viz display.launch type:=navigation</text:p>
      <text:p text:style-name="Standard">抓取接口action：/pick_tas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16:04:27.119034024</meta:creation-date>
    <meta:generator>LibreOffice/6.0.7.3$Linux_X86_64 LibreOffice_project/00m0$Build-3</meta:generator>
    <dc:date>2020-09-29T16:10:35.154641218</dc:date>
    <meta:editing-duration>PT6M6S</meta:editing-duration>
    <meta:editing-cycles>7</meta:editing-cycles>
    <meta:document-statistic meta:table-count="0" meta:image-count="0" meta:object-count="0" meta:page-count="1" meta:paragraph-count="7" meta:word-count="52" meta:character-count="363" meta:non-whitespace-character-count="348"/>
  </office:meta>
</office:document-meta>
</file>